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f7b7" officeooo:paragraph-rsid="0009f7b7"/>
    </style:style>
    <style:style style:name="P2" style:family="paragraph" style:parent-style-name="Standard">
      <style:text-properties officeooo:rsid="0009f7b7" officeooo:paragraph-rsid="0009f7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 : 3</text:p>
      <text:p text:style-name="P2"/>
      <text:p text:style-name="P2"/>
      <text:p text:style-name="P2"/>
      <text:p text:style-name="P1">db.order.insertMany([ </text:p>
      <text:p text:style-name="Text_20_body">{ </text:p>
      <text:p text:style-name="Text_20_body">"customerName": "John Doe", </text:p>
      <text:p text:style-name="Text_20_body">"customerCity": "Pune", </text:p>
      <text:p text:style-name="Text_20_body">"products": [ </text:p>
      <text:p text:style-name="Text_20_body">{ "name": "Mobile", "price": 15000, "quantity": 2 }, </text:p>
      <text:p text:style-name="Text_20_body">{ "name": "Laptop", "price": 50000, "quantity": 1 } </text:p>
      <text:p text:style-name="Text_20_body">], </text:p>
      <text:p text:style-name="Text_20_body">"totalAmount": 85000 </text:p>
      <text:p text:style-name="Text_20_body">}, </text:p>
      <text:p text:style-name="Text_20_body">{ </text:p>
      <text:p text:style-name="Text_20_body">"customerName": "Jane Smith", </text:p>
      <text:p text:style-name="Text_20_body">"customerCity": "Mumbai", </text:p>
      <text:p text:style-name="Text_20_body">"products": [ </text:p>
      <text:p text:style-name="Text_20_body">{ "name": "Shoes", "price": 3000, "quantity": 1 }, </text:p>
      <text:p text:style-name="Text_20_body">{ "name": "Cloth", "price": 2000, "quantity": 1 } </text:p>
      <text:p text:style-name="Text_20_body">], </text:p>
      <text:p text:style-name="Text_20_body">"totalAmount": 5000 </text:p>
      <text:p text:style-name="Text_20_body">}, </text:p>
      <text:p text:style-name="Text_20_body">{ </text:p>
      <text:p text:style-name="Text_20_body">"customerName": "Alice Brown", </text:p>
      <text:p text:style-name="Text_20_body">"customerCity": "Pune", </text:p>
      <text:p text:style-name="Text_20_body">"products": [ </text:p>
      <text:p text:style-name="Text_20_body">{ "name": "Laptop", "price": 55000, "quantity": 1 }, </text:p>
      <text:p text:style-name="Text_20_body">{ "name": "Mobile", "price": 12000, "quantity": 1 } </text:p>
      <text:p text:style-name="Text_20_body">], </text:p>
      <text:p text:style-name="Text_20_body">"totalAmount": 67000 </text:p>
      <text:p text:style-name="Text_20_body">}, </text:p>
      <text:p text:style-name="Text_20_body">{ </text:p>
      <text:p text:style-name="Text_20_body"><text:soft-page-break/>"customerName": "Bob White", </text:p>
      <text:p text:style-name="Text_20_body">"customerCity": "Delhi", </text:p>
      <text:p text:style-name="Text_20_body">"products": [ </text:p>
      <text:p text:style-name="Text_20_body">{ "name": "Shoes", "price": 3500, "quantity": 2 }, </text:p>
      <text:p text:style-name="Text_20_body">{ "name": "Cloth", "price": 1500, "quantity": 2 } </text:p>
      <text:p text:style-name="Text_20_body">], </text:p>
      <text:p text:style-name="Text_20_body">"totalAmount": 12000 </text:p>
      <text:p text:style-name="Text_20_body">}, </text:p>
      <text:p text:style-name="Text_20_body">{ </text:p>
      <text:p text:style-name="Text_20_body">"customerName": "Mary Green", </text:p>
      <text:p text:style-name="Text_20_body">"customerCity": "Pune", </text:p>
      <text:p text:style-name="Text_20_body">"products": [ </text:p>
      <text:p text:style-name="Text_20_body">{ "name": "Shoes", "price": 3000, "quantity": 1 }, </text:p>
      <text:p text:style-name="Text_20_body">{ "name": "Cloth", "price": 2500, "quantity": 1 } </text:p>
      <text:p text:style-name="Text_20_body">], </text:p>
      <text:p text:style-name="Text_20_body">"totalAmount": 5500 </text:p>
      <text:p text:style-name="Text_20_body">} </text:p>
      <text:p text:style-name="Text_20_body">]) </text:p>
      <text:p text:style-name="P2"/>
      <text:p text:style-name="P2"/>
      <text:p text:style-name="P2">order&gt; db.order.find({})</text:p>
      <text:p text:style-name="P2"/>
      <text:p text:style-name="P2"/>
      <text:p text:style-name="P2">db.order.find({ "products.name": "Mobile" }, { "customerName": 1, "_id": 0 })</text:p>
      <text:p text:style-name="P2">[ { customerName: 'John Doe' }, { customerName: 'Alice Brown' } ]</text:p>
      <text:p text:style-name="P2"/>
      <text:p text:style-name="P2">db.order.distinct("customerName", { "products.name": "Mobile" })</text:p>
      <text:p text:style-name="P2">[ 'Alice Brown', 'John Doe' ]</text:p>
      <text:p text:style-name="P2"/>
      <text:p text:style-name="P2"/>
      <text:p text:style-name="P2"/>
      <text:p text:style-name="P2"/>
      <text:p text:style-name="P2"/>
      <text:p text:style-name="P2"/>
      <text:p text:style-name="P2">db.order.update({"products.name":"Laptop","products.quantity":1},{$set:{"products.$.quantity":3}})</text:p>
      <text:p text:style-name="P2">DeprecationWarning: Collection.update() is deprecated. Use updateOne, updateMany, or bulkWrite.</text:p>
      <text:p text:style-name="P2">{</text:p>
      <text:p text:style-name="P2"><text:s text:c="2"/>acknowledged: true,</text:p>
      <text:p text:style-name="P2"><text:s text:c="2"/>insertedId: null,</text:p>
      <text:p text:style-name="P2"><text:soft-page-break/><text:s text:c="2"/>matchedCount: 1,</text:p>
      <text:p text:style-name="P2"><text:s text:c="2"/>modifiedCount: 1,</text:p>
      <text:p text:style-name="P2"><text:s text:c="2"/>upsertedCount: 0</text:p>
      <text:p text:style-name="P2">}</text:p>
      <text:p text:style-name="P2"/>
      <text:p text:style-name="P2"/>
      <text:p text:style-name="P2"/>
      <text:p text:style-name="P2"/>
      <text:p text:style-name="P2"/>
      <text:p text:style-name="P2">db.order.countDocuments({ "customerCity": { $exists: true, $eq: "Pune" } })</text:p>
      <text:p text:style-name="P2">3</text:p>
      <text:p text:style-name="P2"/>
      <text:p text:style-name="P2"/>
      <text:p text:style-name="P2"/>
      <text:p text:style-name="P2"/>
      <text:p text:style-name="P2">db.order.distinct("customerName", { "products.name": { $all: ["Shoes", "Cloth"] } })</text:p>
      <text:p text:style-name="P2">[ 'Bob White', 'Jane Smith', 'Mary Green' ]</text:p>
      <text:p text:style-name="P2"/>
      <text:p text:style-name="P2">db.orders.find({</text:p>
      <text:p text:style-name="P2"><text:s text:c="2"/>"products.name": { $all: ["Shoes", "Cloth"] }</text:p>
      <text:p text:style-name="P2">}, { "customerName": 1, _id: 0 })</text:p>
      <text:p text:style-name="P2"/>
      <text:p text:style-name="P2"/>
      <text:p text:style-name="P2"/>
      <text:p text:style-name="P2"/>
      <text:p text:style-name="P2"/>
      <text:p text:style-name="P2">order&gt; db.order.aggregate([ { $group: { _id: "$customerName", totalSpent: { $sum: "$totalAmount" } } }, { $sort: { totalSpent: -1 } }, { $limit: 3 }] )</text:p>
      <text:p text:style-name="P2">[</text:p>
      <text:p text:style-name="P2"><text:s text:c="2"/>{ _id: 'John Doe', totalSpent: 85000 },</text:p>
      <text:p text:style-name="P2"><text:s text:c="2"/>{ _id: 'Alice Brown', totalSpent: 67000 },</text:p>
      <text:p text:style-name="P2"><text:s text:c="2"/>{ _id: 'Bob White', totalSpent: 12000 }</text:p>
      <text:p text:style-name="P2"/>
      <text:p text:style-name="P2"/>
      <text:p text:style-name="P2"/>
      <text:p text:style-name="P2"/>
      <text:p text:style-name="P2"/>
      <text:p text:style-name="P2"> db.order.find({ "totalAmount": { $gt: 20000 } })</text:p>
      <text:p text:style-name="P2"/>
      <text:p text:style-name="P2"/>
      <text:p text:style-name="P2"/>
      <text:p text:style-name="P2"/>
      <text:p text:style-name="P2"/>
      <text:p text:style-name="P2">db.order.createIndex({ "customerName": 1 })</text:p>
      <text:p text:style-name="P2">db.order.getIndexes()</text:p>
      <text:p text:style-name="P2">db.order.dropIndex("customerName_1")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ar map = function() {</text:p>
      <text:p text:style-name="P2"><text:s text:c="2"/>// Iterate over each product in the products array</text:p>
      <text:p text:style-name="P2"><text:s text:c="2"/>this.products.forEach(function(product) {</text:p>
      <text:p text:style-name="P2"><text:s text:c="4"/>// Emit the orderId with the price of each product</text:p>
      <text:p text:style-name="P2"><text:s text:c="4"/>emit(this.orderId, product.price);</text:p>
      <text:p text:style-name="P2"><text:s text:c="2"/>});</text:p>
      <text:p text:style-name="P2">};</text:p>
      <text:p text:style-name="P2"/>
      <text:p text:style-name="P2"/>
      <text:p text:style-name="P2"/>
      <text:p text:style-name="P2">var reduce = function(key, values) {</text:p>
      <text:p text:style-name="P2"><text:s text:c="2"/>// Sum up all the product prices for each orderId</text:p>
      <text:p text:style-name="P2"><text:s text:c="2"/>return Array.sum(values);</text:p>
      <text:p text:style-name="P2">};</text:p>
      <text:p text:style-name="P2"/>
      <text:p text:style-name="P2"/>
      <text:p text:style-name="P2"/>
      <text:p text:style-name="P2"/>
      <text:p text:style-name="P2">db.order.mapReduce(</text:p>
      <text:p text:style-name="P2"><text:s text:c="2"/>map, <text:s text:c="3"/>// Map function</text:p>
      <text:p text:style-name="P2"><text:s text:c="2"/>reduce, // Reduce function</text:p>
      <text:p text:style-name="P2"><text:s text:c="2"/>{</text:p>
      <text:p text:style-name="P2"><text:s text:c="4"/>out: "total_price_per_order" <text:s/>// Output collection</text:p>
      <text:p text:style-name="P2"><text:s text:c="2"/>}</text:p>
      <text:p text:style-name="P2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1:46:21.827879342</meta:creation-date>
    <dc:date>2024-11-12T22:08:05.715499264</dc:date>
    <meta:editing-duration>PT1M23S</meta:editing-duration>
    <meta:editing-cycles>1</meta:editing-cycles>
    <meta:document-statistic meta:table-count="0" meta:image-count="0" meta:object-count="0" meta:page-count="4" meta:paragraph-count="96" meta:word-count="370" meta:character-count="2770" meta:non-whitespace-character-count="2396"/>
    <meta:generator>LibreOffice/7.3.7.2$Linux_X86_64 LibreOffice_project/30$Build-2</meta:generator>
  </office:meta>
</office:document-meta>
</file>